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0.938cm"/>
    </style:style>
    <style:style style:name="gr2" style:family="graphic" style:parent-style-name="standard">
      <style:graphic-properties draw:fill="solid" draw:fill-color="#cc0000" draw:textarea-horizontal-align="justify" draw:textarea-vertical-align="middle" draw:auto-grow-height="false" fo:min-height="0.47cm" fo:min-width="0.938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47cm" fo:min-width="0.847cm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 fo:min-height="0.47cm" fo:min-width="0.93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 fo:min-height="0.766cm" fo:min-width="6.231cm"/>
    </style:style>
    <style:style style:name="gr8" style:family="graphic" style:parent-style-name="standard">
      <style:graphic-properties draw:fill="solid" draw:fill-color="#579d1c" draw:textarea-horizontal-align="justify" draw:textarea-vertical-align="middle" draw:auto-grow-height="false" fo:min-height="0.766cm" fo:min-width="6.2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016cm" svg:x="3.413cm" svg:y="3.159cm">
          <text:p text:style-name="P1"><text:span text:style-name="T1">6.1.1.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32cm" svg:height="1.016cm" svg:x="3.413cm" svg:y="4.556cm">
          <text:p text:style-name="P1"><text:span text:style-name="T1">1.2.1.7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032cm" svg:height="1.016cm" svg:x="3.413cm" svg:y="5.953cm">
          <text:p text:style-name="P1"><text:span text:style-name="T1">5.4.3.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32cm" svg:height="1.016cm" svg:x="3.413cm" svg:y="7.35cm">
          <text:p text:style-name="P1"><text:span text:style-name="T1">4.2.1.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32cm" svg:height="1.016cm" svg:x="3.413cm" svg:y="8.747cm">
          <text:p text:style-name="P1"><text:span text:style-name="T1">2.5.1.6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32cm" svg:height="1.016cm" svg:x="3.413cm" svg:y="10.144cm">
          <text:p text:style-name="P1"><text:span text:style-name="T1">4.2.1.7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032cm" svg:height="1.016cm" svg:x="3.413cm" svg:y="11.541cm">
          <text:p text:style-name="P1"><text:span text:style-name="T1">2.1.1.1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778cm" svg:height="1.016cm" svg:x="3.54cm" svg:y="12.938cm">
          <text:p text:style-name="P1"><text:span text:style-name="T1">2.1.1.1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032cm" svg:height="1.016cm" svg:x="3.413cm" svg:y="14.335cm">
          <text:p text:style-name="P1"><text:span text:style-name="T1">1.3.1.7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.032cm" svg:height="1.016cm" svg:x="3.413cm" svg:y="15.732cm">
          <text:p text:style-name="P1"><text:span text:style-name="T1">4.99.1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.032cm" svg:height="1.016cm" svg:x="3.413cm" svg:y="18.526cm">
          <text:p text:style-name="P1"><text:span text:style-name="T1">2.1.1.27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032cm" svg:height="1.016cm" svg:x="3.413cm" svg:y="17.129cm">
          <text:p text:style-name="P1"><text:span text:style-name="T1">2.1.1.15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905cm" svg:height="1.016cm" svg:x="3.54cm" svg:y="19.923cm">
          <text:p text:style-name="P1"><text:span text:style-name="T1">2.1.1.27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.032cm" svg:height="1.016cm" svg:x="3.54cm" svg:y="21.193cm">
          <text:p text:style-name="P1"><text:span text:style-name="T1">2.1.1.27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2.032cm" svg:height="1.016cm" svg:x="3.54cm" svg:y="23.987cm">
          <text:p text:style-name="P1"><text:span text:style-name="T1">2.1.1.19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.032cm" svg:height="1.016cm" svg:x="3.54cm" svg:y="22.59cm">
          <text:p text:style-name="P1"><text:span text:style-name="T1">3.7.1.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8" draw:id="id18" draw:layer="layout" svg:width="2.032cm" svg:height="1.016cm" svg:x="3.54cm" svg:y="25.384cm">
          <text:p text:style-name="P1"><text:span text:style-name="T1">1.3.1.1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.032cm" svg:height="1.016cm" svg:x="3.54cm" svg:y="26.654cm">
          <text:p text:style-name="P1"><text:span text:style-name="T1">2.1.1.19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.032cm" svg:height="1.016cm" svg:x="8.874cm" svg:y="1.762cm">
          <text:p text:style-name="P1"><text:span text:style-name="T1">2.1.1.27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2.032cm" svg:height="1.016cm" svg:x="8.874cm" svg:y="4.556cm">
          <text:p text:style-name="P1"><text:span text:style-name="T1">5.4.99.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2.032cm" svg:height="1.016cm" svg:x="8.874cm" svg:y="3.286cm">
          <text:p text:style-name="P1"><text:span text:style-name="T1">2.1.1.28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2.032cm" svg:height="1.016cm" svg:x="8.874cm" svg:y="5.953cm">
          <text:p text:style-name="P1"><text:span text:style-name="T1">6.3.5.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2.032cm" svg:height="1.016cm" svg:x="8.874cm" svg:y="7.223cm">
          <text:p text:style-name="P1"><text:span text:style-name="T1">1.16.8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2.032cm" svg:height="1.016cm" svg:x="8.907cm" svg:y="8.713cm">
          <text:p text:style-name="P1"><text:span text:style-name="T1">2.5.1.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2.032cm" svg:height="1.016cm" svg:x="14.335cm" svg:y="8.62cm">
          <text:p text:style-name="P1"><text:span text:style-name="T1">2.7.1.1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2.032cm" svg:height="1.016cm" svg:x="8.941cm" svg:y="10.111cm">
          <text:p text:style-name="P1"><text:span text:style-name="T1">6.3.5.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9" draw:id="id29" draw:layer="layout" svg:width="2.032cm" svg:height="1.016cm" svg:x="14.335cm" svg:y="10.017cm">
          <text:p text:style-name="P1"><text:span text:style-name="T1">4.1.1.8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2.032cm" svg:height="1.016cm" svg:x="10.779cm" svg:y="13.319cm">
          <text:p text:style-name="P1"><text:span text:style-name="T1">6.3.1.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2.032cm" svg:height="1.016cm" svg:x="10.779cm" svg:y="14.716cm">
          <text:p text:style-name="P1"><text:span text:style-name="T1">2.7.7.6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2.032cm" svg:height="1.016cm" svg:x="14.081cm" svg:y="18.78cm">
          <text:p text:style-name="P1"><text:span text:style-name="T1">2.7.8.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2.032cm" svg:height="1.016cm" svg:x="14.081cm" svg:y="20.177cm">
          <text:p text:style-name="P1"><text:span text:style-name="T1">3.1.3.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2.032cm" svg:height="1.016cm" svg:x="17.256cm" svg:y="12.303cm">
          <text:p text:style-name="P1"><text:span text:style-name="T1">2.7.1.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2.032cm" svg:height="1.016cm" svg:x="17.256cm" svg:y="13.7cm">
          <text:p text:style-name="P1"><text:span text:style-name="T1">1.5.1.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6" draw:id="id36" draw:layer="layout" svg:width="2.032cm" svg:height="1.016cm" svg:x="17.256cm" svg:y="15.097cm">
          <text:p text:style-name="P1"><text:span text:style-name="T1">1.13.11.7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2.032cm" svg:height="1.016cm" svg:x="17.256cm" svg:y="16.494cm">
          <text:p text:style-name="P1"><text:span text:style-name="T1">2.4.2.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4.429cm" svg:y1="4.175cm" svg:x2="4.429cm" svg:y2="4.556cm" draw:start-shape="id1" draw:start-glue-point="8" draw:end-shape="id2" draw:end-glue-point="4" svg:d="M4429 4175v381" svg:viewBox="0 0 1 382">
          <text:p/>
        </draw:connector>
        <draw:connector draw:style-name="gr6" draw:text-style-name="P1" draw:layer="layout" draw:type="line" svg:x1="4.429cm" svg:y1="5.572cm" svg:x2="4.429cm" svg:y2="5.953cm" draw:start-shape="id2" draw:start-glue-point="8" draw:end-shape="id3" draw:end-glue-point="4" svg:d="M4429 5572v381" svg:viewBox="0 0 1 382">
          <text:p/>
        </draw:connector>
        <draw:connector draw:style-name="gr6" draw:text-style-name="P1" draw:layer="layout" draw:type="line" svg:x1="4.429cm" svg:y1="6.969cm" svg:x2="4.429cm" svg:y2="7.35cm" draw:start-shape="id3" draw:start-glue-point="8" draw:end-shape="id4" draw:end-glue-point="4" svg:d="M4429 6969v381" svg:viewBox="0 0 1 382">
          <text:p/>
        </draw:connector>
        <draw:connector draw:style-name="gr6" draw:text-style-name="P1" draw:layer="layout" draw:type="line" svg:x1="4.429cm" svg:y1="8.366cm" svg:x2="4.429cm" svg:y2="8.747cm" draw:start-shape="id4" draw:start-glue-point="8" draw:end-shape="id5" draw:end-glue-point="4" svg:d="M4429 8366v381" svg:viewBox="0 0 1 382">
          <text:p/>
        </draw:connector>
        <draw:connector draw:style-name="gr6" draw:text-style-name="P1" draw:layer="layout" draw:type="line" svg:x1="4.429cm" svg:y1="9.763cm" svg:x2="4.429cm" svg:y2="10.144cm" draw:start-shape="id5" draw:start-glue-point="8" draw:end-shape="id6" draw:end-glue-point="4" svg:d="M4429 9763v381" svg:viewBox="0 0 1 382">
          <text:p/>
        </draw:connector>
        <draw:connector draw:style-name="gr6" draw:text-style-name="P1" draw:layer="layout" draw:type="line" svg:x1="4.429cm" svg:y1="11.16cm" svg:x2="4.429cm" svg:y2="11.541cm" draw:start-shape="id6" draw:start-glue-point="8" draw:end-shape="id7" draw:end-glue-point="4" svg:d="M4429 11160v381" svg:viewBox="0 0 1 382">
          <text:p/>
        </draw:connector>
        <draw:connector draw:style-name="gr6" draw:text-style-name="P1" draw:layer="layout" draw:type="line" svg:x1="4.429cm" svg:y1="12.557cm" svg:x2="4.429cm" svg:y2="12.938cm" draw:start-shape="id7" draw:start-glue-point="8" draw:end-shape="id8" draw:end-glue-point="4" svg:d="M4429 12557v381" svg:viewBox="0 0 1 382">
          <text:p/>
        </draw:connector>
        <draw:connector draw:style-name="gr6" draw:text-style-name="P1" draw:layer="layout" draw:type="line" svg:x1="4.429cm" svg:y1="13.954cm" svg:x2="4.429cm" svg:y2="14.335cm" draw:start-shape="id8" draw:start-glue-point="8" draw:end-shape="id9" draw:end-glue-point="4" svg:d="M4429 13954v381" svg:viewBox="0 0 1 382">
          <text:p/>
        </draw:connector>
        <draw:connector draw:style-name="gr6" draw:text-style-name="P1" draw:layer="layout" draw:type="line" svg:x1="4.429cm" svg:y1="15.351cm" svg:x2="4.429cm" svg:y2="15.732cm" draw:start-shape="id9" draw:start-glue-point="8" draw:end-shape="id10" draw:end-glue-point="4" svg:d="M4429 15351v381" svg:viewBox="0 0 1 382">
          <text:p/>
        </draw:connector>
        <draw:connector draw:style-name="gr6" draw:text-style-name="P1" draw:layer="layout" draw:type="line" svg:x1="4.429cm" svg:y1="16.748cm" svg:x2="4.429cm" svg:y2="17.129cm" draw:start-shape="id10" draw:start-glue-point="8" draw:end-shape="id11" draw:end-glue-point="4" svg:d="M4429 16748v381" svg:viewBox="0 0 1 382">
          <text:p/>
        </draw:connector>
        <draw:connector draw:style-name="gr6" draw:text-style-name="P1" xml:id="id12" draw:id="id12" draw:layer="layout" draw:type="line" svg:x1="4.429cm" svg:y1="18.145cm" svg:x2="4.429cm" svg:y2="18.145cm" draw:start-shape="id11" draw:start-glue-point="8" draw:end-shape="id11" draw:end-glue-point="8" svg:d="M4429 18145z" svg:viewBox="0 0 1 1">
          <text:p/>
        </draw:connector>
        <draw:connector draw:style-name="gr6" draw:text-style-name="P1" draw:layer="layout" draw:type="line" svg:x1="4.429cm" svg:y1="18.145cm" svg:x2="4.429cm" svg:y2="18.526cm" draw:start-shape="id12" draw:start-glue-point="0" draw:end-shape="id13" draw:end-glue-point="0" svg:d="M4429 18145v381" svg:viewBox="0 0 1 382">
          <text:p/>
        </draw:connector>
        <draw:connector draw:style-name="gr6" draw:text-style-name="P1" draw:layer="layout" draw:type="line" svg:x1="4.556cm" svg:y1="19.542cm" svg:x2="4.493cm" svg:y2="19.923cm" draw:end-shape="id14" draw:end-glue-point="4" svg:d="M4556 19542l-63 381" svg:viewBox="0 0 64 382">
          <text:p/>
        </draw:connector>
        <draw:connector draw:style-name="gr6" draw:text-style-name="P1" draw:layer="layout" draw:type="line" svg:x1="4.493cm" svg:y1="20.939cm" svg:x2="4.556cm" svg:y2="21.193cm" draw:start-shape="id14" draw:start-glue-point="8" draw:end-shape="id15" draw:end-glue-point="4" svg:d="M4493 20939l63 254" svg:viewBox="0 0 64 255">
          <text:p/>
        </draw:connector>
        <draw:connector draw:style-name="gr6" draw:text-style-name="P1" draw:layer="layout" draw:type="line" svg:x1="4.556cm" svg:y1="22.209cm" svg:x2="4.556cm" svg:y2="22.59cm" draw:start-shape="id15" draw:start-glue-point="8" draw:end-shape="id16" draw:end-glue-point="4" svg:d="M4556 22209v381" svg:viewBox="0 0 1 382">
          <text:p/>
        </draw:connector>
        <draw:connector draw:style-name="gr6" draw:text-style-name="P1" draw:layer="layout" draw:type="line" svg:x1="4.556cm" svg:y1="23.606cm" svg:x2="4.556cm" svg:y2="23.987cm" draw:start-shape="id16" draw:start-glue-point="8" draw:end-shape="id17" draw:end-glue-point="4" svg:d="M4556 23606v381" svg:viewBox="0 0 1 382">
          <text:p/>
        </draw:connector>
        <draw:connector draw:style-name="gr6" draw:text-style-name="P1" draw:layer="layout" draw:type="line" svg:x1="4.556cm" svg:y1="25.003cm" svg:x2="4.556cm" svg:y2="25.384cm" draw:start-shape="id17" draw:start-glue-point="8" draw:end-shape="id18" draw:end-glue-point="4" svg:d="M4556 25003v381" svg:viewBox="0 0 1 382">
          <text:p/>
        </draw:connector>
        <draw:connector draw:style-name="gr6" draw:text-style-name="P1" xml:id="id20" draw:id="id20" draw:layer="layout" draw:type="line" svg:x1="4.556cm" svg:y1="26.654cm" svg:x2="4.556cm" svg:y2="26.654cm" draw:start-shape="id19" draw:start-glue-point="4" draw:end-shape="id19" draw:end-glue-point="0" svg:d="M4556 26654z" svg:viewBox="0 0 1 1">
          <text:p/>
        </draw:connector>
        <draw:connector draw:style-name="gr6" draw:text-style-name="P1" draw:layer="layout" draw:type="line" svg:x1="4.556cm" svg:y1="26.4cm" svg:x2="4.556cm" svg:y2="26.654cm" draw:start-shape="id18" draw:start-glue-point="8" draw:end-shape="id20" draw:end-glue-point="0" svg:d="M4556 26400v254" svg:viewBox="0 0 1 255">
          <text:p/>
        </draw:connector>
        <draw:connector draw:style-name="gr6" draw:text-style-name="P1" draw:layer="layout" draw:type="line" svg:x1="9.89cm" svg:y1="2.778cm" svg:x2="9.89cm" svg:y2="3.286cm" draw:start-shape="id21" draw:start-glue-point="8" draw:end-shape="id22" draw:end-glue-point="4" svg:d="M9890 2778v508" svg:viewBox="0 0 1 509">
          <text:p/>
        </draw:connector>
        <draw:connector draw:style-name="gr6" draw:text-style-name="P1" draw:layer="layout" draw:type="line" svg:x1="9.89cm" svg:y1="4.302cm" svg:x2="9.89cm" svg:y2="4.556cm" draw:start-shape="id22" draw:start-glue-point="8" draw:end-shape="id23" draw:end-glue-point="4" svg:d="M9890 4302v254" svg:viewBox="0 0 1 255">
          <text:p/>
        </draw:connector>
        <draw:connector draw:style-name="gr6" draw:text-style-name="P1" draw:layer="layout" draw:type="line" svg:x1="9.89cm" svg:y1="5.572cm" svg:x2="9.89cm" svg:y2="5.953cm" draw:start-shape="id23" draw:start-glue-point="8" draw:end-shape="id24" draw:end-glue-point="4" svg:d="M9890 5572v381" svg:viewBox="0 0 1 382">
          <text:p/>
        </draw:connector>
        <draw:connector draw:style-name="gr6" draw:text-style-name="P1" draw:layer="layout" draw:type="line" svg:x1="9.89cm" svg:y1="6.969cm" svg:x2="9.89cm" svg:y2="7.223cm" draw:start-shape="id24" draw:start-glue-point="8" draw:end-shape="id25" draw:end-glue-point="4" svg:d="M9890 6969v254" svg:viewBox="0 0 1 255">
          <text:p/>
        </draw:connector>
        <draw:connector draw:style-name="gr6" draw:text-style-name="P1" draw:layer="layout" draw:type="line" svg:x1="9.89cm" svg:y1="8.239cm" svg:x2="9.923cm" svg:y2="8.713cm" draw:start-shape="id25" draw:start-glue-point="8" draw:end-shape="id26" draw:end-glue-point="4" svg:d="M9890 8239l33 474" svg:viewBox="0 0 34 475">
          <text:p/>
        </draw:connector>
        <draw:connector draw:style-name="gr6" draw:text-style-name="P1" draw:layer="layout" draw:type="line" svg:x1="9.923cm" svg:y1="9.729cm" svg:x2="9.957cm" svg:y2="10.111cm" draw:start-shape="id26" draw:start-glue-point="8" draw:end-shape="id27" draw:end-glue-point="0" svg:d="M9923 9729l34 382" svg:viewBox="0 0 35 383">
          <text:p/>
        </draw:connector>
        <draw:connector draw:style-name="gr6" draw:text-style-name="P1" draw:layer="layout" draw:line-skew="-1.27cm" svg:x1="5.572cm" svg:y1="27.162cm" svg:x2="8.874cm" svg:y2="2.27cm" draw:start-shape="id19" draw:start-glue-point="10" draw:end-shape="id21" draw:end-glue-point="6" svg:d="M5572 27162h381v-24892h2921" svg:viewBox="0 0 3303 24893">
          <text:p/>
        </draw:connector>
        <draw:connector draw:style-name="gr6" draw:text-style-name="P1" draw:layer="layout" draw:type="line" svg:x1="9.957cm" svg:y1="11.127cm" svg:x2="11.076cm" svg:y2="13.467cm" draw:start-shape="id27" draw:start-glue-point="8" draw:end-shape="id28" draw:end-glue-point="5" svg:d="M9957 11127l1119 2340" svg:viewBox="0 0 1120 2341">
          <text:p/>
        </draw:connector>
        <draw:connector draw:style-name="gr6" draw:text-style-name="P1" draw:layer="layout" draw:type="line" svg:x1="15.351cm" svg:y1="11.033cm" svg:x2="12.514cm" svg:y2="13.467cm" draw:start-shape="id29" draw:start-glue-point="8" draw:end-shape="id28" draw:end-glue-point="11" svg:d="M15351 11033l-2837 2434" svg:viewBox="0 0 2838 2435">
          <text:p/>
        </draw:connector>
        <draw:connector draw:style-name="gr6" draw:text-style-name="P1" draw:layer="layout" draw:type="line" svg:x1="15.351cm" svg:y1="9.636cm" svg:x2="15.351cm" svg:y2="10.017cm" draw:start-shape="id30" draw:start-glue-point="8" draw:end-shape="id29" draw:end-glue-point="4" svg:d="M15351 9636v381" svg:viewBox="0 0 1 382">
          <text:p/>
        </draw:connector>
        <draw:connector draw:style-name="gr6" draw:text-style-name="P1" draw:layer="layout" draw:type="line" svg:x1="11.795cm" svg:y1="14.335cm" svg:x2="11.795cm" svg:y2="14.716cm" draw:start-shape="id28" draw:start-glue-point="8" draw:end-shape="id31" draw:end-glue-point="4" svg:d="M11795 14335v381" svg:viewBox="0 0 1 382">
          <text:p/>
        </draw:connector>
        <draw:connector draw:style-name="gr6" draw:text-style-name="P1" draw:layer="layout" draw:type="line" svg:x1="11.795cm" svg:y1="15.732cm" svg:x2="14.378cm" svg:y2="18.928cm" draw:start-shape="id31" draw:start-glue-point="8" draw:end-shape="id32" draw:end-glue-point="5" svg:d="M11795 15732l2583 3196" svg:viewBox="0 0 2584 3197">
          <text:p/>
        </draw:connector>
        <draw:connector draw:style-name="gr6" draw:text-style-name="P1" draw:layer="layout" draw:type="line" svg:x1="18.272cm" svg:y1="17.51cm" svg:x2="15.816cm" svg:y2="18.928cm" draw:start-shape="id33" draw:start-glue-point="8" draw:end-shape="id32" draw:end-glue-point="11" svg:d="M18272 17510l-2456 1418" svg:viewBox="0 0 2457 1419">
          <text:p/>
        </draw:connector>
        <draw:connector draw:style-name="gr6" draw:text-style-name="P1" draw:layer="layout" draw:type="line" svg:x1="18.272cm" svg:y1="13.319cm" svg:x2="18.272cm" svg:y2="13.7cm" draw:start-shape="id34" draw:start-glue-point="8" draw:end-shape="id35" draw:end-glue-point="4" svg:d="M18272 13319v381" svg:viewBox="0 0 1 382">
          <text:p/>
        </draw:connector>
        <draw:connector draw:style-name="gr6" draw:text-style-name="P1" draw:layer="layout" draw:type="line" svg:x1="18.272cm" svg:y1="14.716cm" svg:x2="18.272cm" svg:y2="15.097cm" draw:start-shape="id35" draw:start-glue-point="8" draw:end-shape="id36" draw:end-glue-point="4" svg:d="M18272 14716v381" svg:viewBox="0 0 1 382">
          <text:p/>
        </draw:connector>
        <draw:connector draw:style-name="gr6" draw:text-style-name="P1" draw:layer="layout" draw:type="line" svg:x1="18.272cm" svg:y1="16.113cm" svg:x2="18.272cm" svg:y2="16.494cm" draw:start-shape="id36" draw:start-glue-point="8" draw:end-shape="id33" draw:end-glue-point="0" svg:d="M18272 16113v381" svg:viewBox="0 0 1 382">
          <text:p/>
        </draw:connector>
        <draw:connector draw:style-name="gr6" draw:text-style-name="P1" draw:layer="layout" draw:type="line" svg:x1="15.097cm" svg:y1="19.796cm" svg:x2="15.097cm" svg:y2="20.177cm" draw:start-shape="id32" draw:start-glue-point="8" draw:end-shape="id37" draw:end-glue-point="4" svg:d="M15097 19796v381" svg:viewBox="0 0 1 382">
          <text:p/>
        </draw:connector>
        <draw:custom-shape draw:style-name="gr7" draw:text-style-name="P1" draw:layer="layout" svg:width="6.731cm" svg:height="1.016cm" svg:x="10.144cm" svg:y="24.622cm">
          <text:p text:style-name="P1"><text:span text:style-name="T2">P.freud CIRM-BIA 122</text:span> 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731cm" svg:height="1.016cm" svg:x="10.144cm" svg:y="25.892cm">
          <text:p text:style-name="P1"><text:span text:style-name="T2">L.lactis cremo CNCM I-1631</text:span> <text:s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09:39:07.791579847</meta:creation-date>
    <meta:generator>LibreOffice/4.3.6.2$Linux_X86_64 LibreOffice_project/430$Build-2</meta:generator>
    <dc:date>2016-05-26T10:38:28.684243009</dc:date>
    <meta:editing-duration>PT26M52S</meta:editing-duration>
    <meta:editing-cycles>7</meta:editing-cycles>
    <meta:document-statistic meta:object-count="73"/>
  </office:meta>
</office:document-meta>
</file>